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ètr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ypeClient</text:p>
          </table:table-cell>
          <table:table-cell office:value-type="string" calcext:value-type="string">
            <text:p>(N,P,S,C)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P,C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tEC</text:p>
          </table:table-cell>
          <table:table-cell office:value-type="string" calcext:value-type="string">
            <text:p>[0,+9999]</text:p>
          </table:table-cell>
          <table:table-cell office:value-type="string" calcext:value-type="string">
            <text:p>[0-1000]</text:p>
          </table:table-cell>
          <table:table-cell table:style-name="Default" office:value-type="string" calcext:value-type="string">
            <text:p>[1000-3000]</text:p>
          </table:table-cell>
          <table:table-cell office:value-type="string" calcext:value-type="string">
            <text:p>[&gt;3000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tCmd</text:p>
          </table:table-cell>
          <table:table-cell office:value-type="string" calcext:value-type="string">
            <text:p>[0,+9999]</text:p>
          </table:table-cell>
          <table:table-cell office:value-type="string" calcext:value-type="string">
            <text:p>[0-1000]</text:p>
          </table:table-cell>
          <table:table-cell table:style-name="Default" office:value-type="string" calcext:value-type="string">
            <text:p>[1000-5000]</text:p>
          </table:table-cell>
          <table:table-cell office:value-type="string" calcext:value-type="string">
            <text:p>[&gt;5000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6]*[.F4]*[.F2]"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ypeClient</text:p>
          </table:table-cell>
          <table:table-cell office:value-type="string" calcext:value-type="string">
            <text:p>MtEc</text:p>
          </table:table-cell>
          <table:table-cell office:value-type="string" calcext:value-type="string">
            <text:p>MtCmd</text:p>
          </table:table-cell>
          <table:table-cell table:style-name="Default" office:value-type="string" calcext:value-type="string">
            <text:p>Resulta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0-1000]</text:p>
          </table:table-cell>
          <table:table-cell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[1000-5000]</text:p>
          </table:table-cell>
          <table:table-cell office:value-type="boolean" office:boolean-value="2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&gt;5000</text:p>
          </table:table-cell>
          <table:table-cell office:value-type="boolean" office:boolean-value="3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0-1000]</text:p>
          </table:table-cell>
          <table:table-cell office:value-type="boolean" office:boolean-value="4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1000-5000]</text:p>
          </table:table-cell>
          <table:table-cell office:value-type="boolean" office:boolean-value="5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0-1000]</text:p>
          </table:table-cell>
          <table:table-cell office:value-type="boolean" office:boolean-value="7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1000-5000]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[0-1000]</text:p>
          </table:table-cell>
          <table:table-cell office:value-type="boolean" office:boolean-value="10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[1000-5000]</text:p>
          </table:table-cell>
          <table:table-cell office:value-type="boolean" office:boolean-value="11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&gt;5000</text:p>
          </table:table-cell>
          <table:table-cell office:value-type="boolean" office:boolean-value="12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0-1000]</text:p>
          </table:table-cell>
          <table:table-cell office:value-type="boolean" office:boolean-value="13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1000-5000]</text:p>
          </table:table-cell>
          <table:table-cell office:value-type="boolean" office:boolean-value="14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&gt;5000</text:p>
          </table:table-cell>
          <table:table-cell office:value-type="boolean" office:boolean-value="15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0-1000]</text:p>
          </table:table-cell>
          <table:table-cell office:value-type="boolean" office:boolean-value="16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1000-5000]</text:p>
          </table:table-cell>
          <table:table-cell office:value-type="boolean" office:boolean-value="17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[0-1000]</text:p>
          </table:table-cell>
          <table:table-cell office:value-type="boolean" office:boolean-value="19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[1000-5000]</text:p>
          </table:table-cell>
          <table:table-cell office:value-type="boolean" office:boolean-value="20" calcext:value-type="boolean">
            <text:p>VRAI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[0-1000]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0-1000]</text:p>
          </table:table-cell>
          <table:table-cell office:value-type="boolean" office:boolean-value="22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[1000-5000]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[1000-3000]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0-1000]</text:p>
          </table:table-cell>
          <table:table-cell office:value-type="boolean" office:boolean-value="25" calcext:value-type="boolean">
            <text:p>V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[1000-5000]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gt;3000</text:p>
          </table:table-cell>
          <table:table-cell office:value-type="string" calcext:value-type="string">
            <text:p>&gt;5000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0:Feuille1.D37" table:display-filter-buttons="true">
          <table:filter>
            <table:filter-and>
              <table:filter-condition table:field-number="0" table:value="S" table:operator="="/>
              <table:filter-condition table:field-number="1" table:value="&gt;3000" table:operator="=">
                <table:filter-set-item table:value="&gt;3000"/>
                <table:filter-set-item table:value="[1000-3000]"/>
              </table:filter-condition>
              <table:filter-condition table:field-number="2" table:value="[1000-5000]" table:operator="=">
                <table:filter-set-item table:value="[1000-5000]"/>
                <table:filter-set-item table:value="&gt;500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II MCII</meta:initial-creator>
    <meta:creation-date>2018-02-20T14:47:31.499000000</meta:creation-date>
    <dc:date>2018-02-20T15:50:01.265000000</dc:date>
    <dc:creator>MCII MCII</dc:creator>
    <meta:editing-duration>PT21M4S</meta:editing-duration>
    <meta:editing-cycles>4</meta:editing-cycles>
    <meta:generator>LibreOffice/5.2.7.2$Windows_x86 LibreOffice_project/2b7f1e640c46ceb28adf43ee075a6e8b8439ed10</meta:generator>
    <meta:document-statistic meta:table-count="1" meta:cell-count="132" meta:object-count="0"/>
  </office:meta>
</office:document-meta>
</file>